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1" svg:font-family="'Times New Roman'" style:font-family-generic="roman"/>
    <style:font-face style:name="Arial Unicode MS" svg:font-family="'Arial Unicode MS'" style:font-pitch="variable"/>
    <style:font-face style:name="HG Mincho Light J" svg:font-family="'HG Mincho Light J'" style:font-pitch="variable"/>
    <style:font-face style:name="Lucida Grande" svg:font-family="'Lucida Grande', 'Courier New'" style:font-pitch="variable"/>
    <style:font-face style:name="Thorndale AMT" svg:font-family="'Thorndale AM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center" style:justify-single-word="false"/>
      <style:text-properties fo:font-size="10pt" style:font-size-asian="8.75pt" style:font-size-complex="10pt"/>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justify" style:justify-single-word="false" style:shadow="none"/>
      <style:text-properties style:text-underline-style="none" fo:font-weight="bold" style:font-weight-asian="bold" style:font-weight-complex="bold"/>
    </style:style>
    <style:style style:name="P5" style:family="paragraph" style:parent-style-name="Standard">
      <style:paragraph-properties fo:line-height="150%" fo:text-align="justify" style:justify-single-word="false" style:shadow="non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line-height="150%" fo:text-align="justify" style:justify-single-word="false" style:shadow="none"/>
      <style:text-properties fo:color="#0000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7" style:family="paragraph" style:parent-style-name="Standard">
      <style:paragraph-properties fo:line-height="150%" fo:text-align="justify" style:justify-single-word="false" style:shadow="none"/>
      <style:text-properties fo:color="#000000" style:font-name="Times New Roman1" fo:font-style="normal" style:text-underline-style="solid" style:text-underline-width="auto" style:text-underline-color="font-color" fo:font-weight="normal" style:font-name-asian="Times New Roman1" style:font-style-asian="normal" style:font-weight-asian="normal" style:font-name-complex="Times New Roman1" style:font-style-complex="normal" style:font-weight-complex="normal"/>
    </style:style>
    <style:style style:name="P8" style:family="paragraph" style:parent-style-name="Text_20_body">
      <style:paragraph-properties fo:line-height="150%"/>
      <style:text-properties fo:color="#0000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9" style:family="paragraph" style:parent-style-name="Standard">
      <style:paragraph-properties fo:line-height="150%" fo:text-align="justify" style:justify-single-word="false" fo:break-before="page" style:shadow="none"/>
      <style:text-properties style:text-underline-style="none" fo:font-weight="normal" style:font-weight-asian="normal" style:font-weight-complex="normal"/>
    </style:style>
    <style:style style:name="P10" style:family="paragraph" style:parent-style-name="Standard" style:master-page-name="First_20_Page">
      <style:paragraph-properties fo:text-align="center" style:justify-single-word="false" style:page-number="auto"/>
      <style:text-properties fo:font-size="14pt" fo:font-weight="bold" style:font-size-asian="14pt" style:font-weight-asian="bold" style:font-size-complex="14pt" style:font-weight-complex="bold"/>
    </style:style>
    <style:style style:name="P11" style:family="paragraph" style:parent-style-name="Standard" style:list-style-name="L1">
      <style:paragraph-properties fo:line-height="150%" fo:text-align="justify" style:justify-single-word="false" style:shadow="none"/>
      <style:text-properties fo:color="#0000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12" style:family="paragraph" style:parent-style-name="Text_20_body" style:list-style-name="L2">
      <style:paragraph-properties fo:line-height="150%" fo:text-align="justify" style:justify-single-word="false"/>
      <style:text-properties fo:color="#0000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P13" style:family="paragraph" style:parent-style-name="Text_20_body" style:list-style-name="L2">
      <style:paragraph-properties fo:line-height="150%"/>
      <style:text-properties fo:color="#000000"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Times New Roman1" style:font-name-asian="Times New Roman1" style:font-name-complex="Times New Roman1"/>
    </style:style>
    <style:style style:name="T4" style:family="text">
      <style:text-properties fo:color="#000000" style:font-name="Times New Roman1" fo:font-style="italic" style:font-name-asian="Times New Roman1" style:font-style-asian="italic" style:font-name-complex="Times New Roman1" style:font-style-complex="italic"/>
    </style:style>
    <style:style style:name="T5" style:family="text">
      <style:text-properties fo:color="#000000" style:font-name="Times New Roman1" fo:font-size="12pt" style:font-name-asian="Times New Roman1" style:font-size-asian="12pt" style:font-name-complex="Times New Roman1" style:font-size-complex="12pt"/>
    </style:style>
    <style:style style:name="T6" style:family="text">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T7" style:family="text">
      <style:text-properties fo:color="#000000" style:text-position="0% 100%" style:font-name="Times New Roman1" style:font-name-asian="Times New Roman1" style:font-name-complex="Times New Roman1"/>
    </style:style>
    <style:style style:name="T8" style:family="text">
      <style:text-properties fo:color="#000000" style:text-position="0% 100%" style:font-name="Times New Roman1" fo:font-style="italic" style:font-name-asian="Times New Roman1" style:font-style-asian="italic" style:font-name-complex="Times New Roman1" style:font-style-complex="italic"/>
    </style:style>
    <style:style style:name="T9" style:family="text">
      <style:text-properties fo:color="#000000" style:text-position="super 58%" style:font-name="Times New Roman1" style:font-name-asian="Times New Roman1" style:font-name-complex="Times New Roman1"/>
    </style:style>
    <style:style style:name="T10" style:family="text">
      <style:text-properties style:text-position="super 58%" fo:font-style="normal" style:font-style-asian="normal" style:font-style-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
      <text:p text:style-name="P3"/>
      <text:p text:style-name="P3"/>
      <text:p text:style-name="P3"/>
      <text:p text:style-name="P3">I. <text:s/>Executive Summary</text:p>
      <text:p text:style-name="P4"/>
      <text:p text:style-name="P9"><text:span text:style-name="T2">Our planet is in crisis -- the direct consequence of the cumulative and synergistic effects from the activities of over 6.8 thousand million people. <text:s/>Malthusian and apocalyptic ranting aside, it is abundantly clear that in the 21</text:span><text:span text:style-name="T10">st</text:span><text:span text:style-name="T2"> <text:s/>century human beings and many, many other species will face unprecedented challenges to their survival, quite literally. <text:s/>Three of the greatest challenges for the long-term well-being of </text:span><text:span text:style-name="T1">Homo sapiens</text:span><text:span text:style-name="T2"> are global climate change, the rapid decline of petroleum reserves, and a population expected to reach 10 to 12 billion by the year 2050. <text:s/>Simply put, abrupt changes in climate, a lack of energy reserves, and an exploding human population will directly impact the potential availability of food for millions of people world-wide -- even for those of us in the United States of America. <text:s/>Lack of food threatens geopolitical stability and even civilization itself: It is self-evident that our global civilization depends on consistent supplies of food.</text:span></text:p>
      <text:p text:style-name="P5"/>
      <text:p text:style-name="P5">One <text:s/>mitigative response to the looming global food crisis is a systemic shift in food production away from the <text:span text:style-name="T1">agribusiness system</text:span>, which is generally considered unsustainable and a major contributor to planetary woes, toward an <text:span text:style-name="T1">agroecology system</text:span> that is sustainable and makes positive contributions to the planetary good. <text:s/>A recent branch of agroecology is <text:span text:style-name="T1">urban agriculture</text:span> – a promising agricultural strategy that expands the definition of <text:s/>“urban growth” to include city-based food production. <text:s/>Urban agriculture is now a world-wide phenomenon but there is a lack of dedicated financial, scientific, and policy investment in both agroecology and urban agriculture, especially by academic agronomists and the traditional land grant universities. <text:s/>This lack of investment translates to a lack of peer-reviewed science to help us methodically evaluate the potential productivity and sustainability of agricultural strategies like urban agriculture. <text:s/>Without such peer-reviewed science we cannot define, model, design, or implement the sustainable agricultural systems needed to provide real food security for us all.</text:p>
      <text:p text:style-name="P5"/>
      <text:p text:style-name="P5">In the quest to define and model agricultural sustainability, I have examined the 600-year agricultural success of the Mayan people of the <text:span text:style-name="T3">Yucatán Peninsula, Mexico, and surveyed the recent methods that explore </text:span><text:span text:style-name="T4">complexity</text:span><text:span text:style-name="T3">. As a result, I believe that agricultural systems exhibit </text:span><text:span text:style-name="T4">complex behavior</text:span><text:span text:style-name="T3"> and therefore can be studied with the techniques of nonequilibrium physiscs and the modern theory of dynamical systems. <text:s/>Specifically, I propose that agricultural systems can be modeled as </text:span><text:span text:style-name="T4">dissipative structures</text:span><text:span text:style-name="T3"> – self-organizing regimes that are thermodynamically open systems that maintain their form (stability) by the continuous exchange of matter/energy. <text:s/>I propose that the agricultural success of the Classical Period Maya </text:span><text:soft-page-break/><text:span text:style-name="T3">can be fully explained and eventually modeled with nonequilibrium physics and complexity theory. <text:s/>I postulate that the Maya achieved agricultural sustainability by the very nature of their spatio-temporal interactions with the biogeophysical components of the Yucatán Peninsula; that is, Mayan activities in the towns, fields, and forests imposed </text:span><text:span text:style-name="T4">anthropogenic constraints</text:span><text:span text:style-name="T3"> that actually “flipped” (transitioned) the ecosystem of the Yucatán Peninsula from one stable state (a naturally-evolved semi-tropical woodland) to another stable state (an anthropogenically-evolved sustainable </text:span><text:span text:style-name="T4">agricultural mosaic</text:span><text:span text:style-name="T3">). <text:s/>I postulate that these two stable states plus the transition between them exhibit characteristics of complex behavior,</text:span><text:span text:style-name="T4"> </text:span><text:span text:style-name="T3">representing the phenomena of</text:span><text:span text:style-name="T4"> bistability</text:span><text:span text:style-name="T3"> and </text:span><text:span text:style-name="T4">hysteresis, </text:span><text:span text:style-name="T3">respectively. <text:s/>I postulate that once the new, dynamically stable state (the agricultural mosaic) was in place, it was maintained by </text:span><text:span text:style-name="T4">essential microperturbations -- </text:span><text:span text:style-name="T3">a suite of Mayan agricultural practices and life-style choices applied continuously over century-long time scales. Based on the Mayan success of achieving real agricultural sustainability (from </text:span><text:span text:style-name="T7">300 to 900 AD the Maya were feeding several million people with</text:span><text:span text:style-name="T3"> an average population density of 100-200 persons/km</text:span><text:span text:style-name="T9">2 </text:span><text:span text:style-name="T7"><text:s/>throughout the entire Yucatán peninsula), I postulate that agricultural sustainability is a two-step process: <text:s/>First, anthropogenic constraints push an ecosystem up to, and then beyond, a </text:span><text:span text:style-name="T8">critical point</text:span><text:span text:style-name="T7"> of hysteresis causing the ecosystem to attain a new stable state. <text:s/>Second, essential microperturbations maintain the new stable state by forcing the ecosystem to keep to a unique </text:span><text:span text:style-name="T8">trajectory</text:span><text:span text:style-name="T7"> around a </text:span><text:span text:style-name="T8">phase space attractor(s)</text:span><text:span text:style-name="T7"> in </text:span><text:span text:style-name="T8">multidimensional phase space</text:span><text:span text:style-name="T7">.</text:span></text:p>
      <text:p text:style-name="P6"/>
      <text:p text:style-name="P5"><text:span text:style-name="T3">More specifically, I postulate that the ecosystem transition induced by the Maya occurred because the Mayan anthropogenic constraints were </text:span><text:span text:style-name="T4">nonequilibrium constraints</text:span><text:span text:style-name="T3"> that provided appropriate </text:span><text:span text:style-name="T5">destabilizing mechanisms similar to </text:span><text:span text:style-name="T6">autocatalysis</text:span><text:span text:style-name="T5">. <text:s text:c="2"/>That is, the nonequilibrium constraints imposed by the Maya caused specific </text:span><text:span text:style-name="T6">biogeophysical state variables</text:span><text:span text:style-name="T5"> in the </text:span><text:span text:style-name="T6">state functions</text:span><text:span text:style-name="T5"> of the dynamically stable ecosystem (evolved by natural selection over the millennia without human contact) to</text:span><text:span text:style-name="T3"> exceed specific critical (or threshold) </text:span><text:span text:style-name="T4"><text:s/></text:span><text:span text:style-name="T3">points and enter into </text:span><text:span text:style-name="T4">autocatalytic cycles</text:span><text:span text:style-name="T3"> that resulted, ultimately, in hysteresis. I postulate that anthropogenic perturbations in pre-Classical Maya times were </text:span><text:span text:style-name="T4">dampened</text:span><text:span text:style-name="T3"> because the Yucatán ecosystem (a dissipative structure) exhibited </text:span><text:span text:style-name="T4">asymptotic stability; </text:span><text:span text:style-name="T3">that is, in the historical times before the Classical Period Maya the critical points in the ecosystem state functions were never exceeded and thus the ecosystem remained “in its natural state.” <text:s/>I postulate that essential microperturbations made small changes to the very same biogeophysical state variables that affected ecosystem hysteresis. <text:s/>But because the microperturbations made very small changes in these biogeophysical state variables, the effect was to </text:span><text:soft-page-break/><text:span text:style-name="T3">stabilize the agricultural mosaic. <text:s/>I postulate that this stabilization occurred because essential microperturbations provided an appropriate flux of </text:span><text:span text:style-name="T4">exergy </text:span><text:span text:style-name="T3">that moved the agricultural mosaic (a dissipative structure) on a uniquely patterned trajectory between critical points around a phase space attractor (most likely a </text:span><text:span text:style-name="T4">strange attractor</text:span><text:span text:style-name="T3">) in multi-dimensional phase space.</text:span></text:p>
      <text:p text:style-name="P6"/>
      <text:p text:style-name="P6">To sum up, I postulate that:</text:p>
      <text:list text:style-name="L1">
        <text:list-item>
          <text:p text:style-name="P11">Agricultural systems exhibit complex behavior and can be modeled as dissipative structures in multi-dimensional phase space if the essential state variables, the essential state functions and appropriate phase space attractor(s) can be identified and mathematically defined.</text:p>
        </text:list-item>
        <text:list-item>
          <text:p text:style-name="P11">There are two requirements for agricultural sustainability. First, an ecosystem must undergo an initial hysteresis from its naturally-evolved state to an anthropogenically-evolved state. The anthropogenically-evolved state will be characterized by an agricultural mosaic, as in the case of the Yucatán Peninsula under the influence of the Classical Period Maya. Second, the anthropogenically-evolved state must be maintained with essential microperturbations applied consistently over time. </text:p>
        </text:list-item>
      </text:list>
      <text:p text:style-name="P6"/>
      <text:p text:style-name="P6">If the above two postulates are shown to be viable, a general model of agricultural sustainability can be built. The resulting model could then be used to design ecoregion-specific systems of sustainable urban agriculture. Such systems, if implemented, could substantially ease the transition toward the upcoming challenges in a world with a higher human population, a lower biodiversity, fewer energy resources, and massive climate variability. <text:s/>The research proposal contained in this document aims to build such a model.</text:p>
      <text:p text:style-name="P7"/>
      <text:p text:style-name="P6">The remainder of this document is organized as follows:</text:p>
      <text:list text:style-name="L2">
        <text:list-item>
          <text:p text:style-name="P12">Section II -- Provides the context for the proposed research. <text:s/>This section explains why the proposed research is important in light of the present-day systems of modern agriculture. It also explains why a model for agricultural sustainability can be found in the Yucatán Peninsula, Mexico by outlining the agricultural practices of the Classical Period Maya. <text:s/>And finally, it explains why complexity theory is an excellent choice for modeling, and subsequently blueprinting, agricultural sustainability in an urban environment.</text:p>
        </text:list-item>
        <text:list-item>
          <text:p text:style-name="P12"><text:soft-page-break/>Section III -- Details the specific research objectives and the specific methods to be followed for the proposed research.</text:p>
        </text:list-item>
        <text:list-item>
          <text:p text:style-name="P12">Section IV -- Details the budget for the proposed research.</text:p>
        </text:list-item>
        <text:list-item>
          <text:p text:style-name="P13">Section V -- Provides a project time line for the proposed research and due dates for deliverables.</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1" svg:font-family="'Times New Roman'" style:font-family-generic="roman"/>
    <style:font-face style:name="Arial Unicode MS" svg:font-family="'Arial Unicode MS'" style:font-pitch="variable"/>
    <style:font-face style:name="HG Mincho Light J" svg:font-family="'HG Mincho Light J'" style:font-pitch="variable"/>
    <style:font-face style:name="Lucida Grande" svg:font-family="'Lucida Grande', 'Courier New'" style:font-pitch="variable"/>
    <style:font-face style:name="Thorndale AMT" svg:font-family="'Thorndale AM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horndale AMT"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keep-with-next="always"/>
      <style:text-properties fo:color="#000000" style:font-name="Lucida Grande" fo:font-size="13pt" fo:font-weight="bold" style:font-name-asian="Times" style:font-size-asian="13pt" style:font-weight-asian="bold"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598in" style:type="center"/>
          <style:tab-stop style:position="6.9193in" style:type="right"/>
        </style:tab-stops>
      </style:paragraph-properties>
    </style:style>
    <style:style style:name="Header" style:family="paragraph" style:parent-style-name="Standard" style:class="extra">
      <style:paragraph-properties text:number-lines="false" text:line-number="0">
        <style:tab-stops>
          <style:tab-stop style:position="3.4598in" style:type="center"/>
          <style:tab-stop style:position="6.9193in" style:type="right"/>
        </style:tab-stops>
      </style:paragraph-properties>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font-size-asian="10pt" style:font-style-asian="italic"/>
    </style:style>
    <style:style style:name="Sender_20_in_20_adressee_20_field" style:display-name="Sender in adressee field" style:family="paragraph" style:parent-style-name="Standard" style:next-style-name="Standard">
      <style:paragraph-properties fo:margin-top="0in" fo:margin-bottom="0.0783in" style:line-height-at-least="0.139in" fo:text-align="center" style:justify-single-word="false" fo:keep-together="auto" fo:orphans="0" fo:widows="0" fo:hyphenation-ladder-count="no-limit"/>
      <style:text-properties fo:font-size="6pt" fo:letter-spacing="normal" style:font-size-asian="6pt" fo:hyphenate="false" fo:hyphenation-remain-char-count="2" fo:hyphenation-push-char-count="2"/>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fo:font-family="'Courier New'" style:font-family-generic="modern" style:font-pitch="fixed"/>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fo:font-family="'Courier New'" style:font-family-generic="modern" style:font-pitch="fixed"/>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fo:font-family="'Courier New'" style:font-family-generic="modern" style:font-pitch="fixed"/>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fo:font-family="'Courier New'" style:font-family-generic="modern" style:font-pitch="fixed"/>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fo:font-family="'Courier New'" style:font-family-generic="modern" style:font-pitch="fixed"/>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fo:font-family="'Courier New'" style:font-family-generic="modern" style:font-pitch="fixed"/>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center" style:justify-single-word="false"/>
      <style:text-properties fo:font-size="10pt" style:font-size-asian="8.75pt" style:font-size-complex="10pt"/>
    </style:style>
    <style:page-layout style:name="pm1">
      <style:page-layout-properties fo:page-width="8.5in" fo:page-height="11in" style:num-format="1" style:print-orientation="portrait" fo:margin-top="0.6in" fo:margin-bottom="0.6in" fo:margin-left="0.65in" fo:margin-right="0.65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Page <text:page-number text:select-page="current"/> of 5</text:p>
      </style:header>
      <style:footer>
        <text:p text:style-name="P2">Copyright Bruce D. Marron, 2010</text:p>
      </style:footer>
    </style:master-page>
    <style:master-page style:name="First_20_Page" style:display-name="First Page" style:page-layout-name="pm2" style:next-style-name="Standard"/>
    <style:master-page style:name="Footnote" style:page-layout-name="pm3"/>
    <style:master-page style:name="Index"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oposal for Post-Graduate Studies in Cross-Cultural Sustainable Agriculture Leading to a Doctoral Degree in Sustainable Urban</dc:title>
    <meta:initial-creator>IT Department</meta:initial-creator>
    <meta:creation-date>2010-04-02T08:42:00</meta:creation-date>
    <dc:date>2010-12-03T09:37:53</dc:date>
    <meta:print-date>2010-12-03T09:06:34</meta:print-date>
    <meta:editing-cycles>582</meta:editing-cycles>
    <meta:editing-duration>P5DT20H52M22S</meta:editing-duration>
    <meta:user-defined meta:name="Info 1"/>
    <meta:user-defined meta:name="Info 2"/>
    <meta:user-defined meta:name="Info 3"/>
    <meta:user-defined meta:name="Info 4"/>
    <meta:document-statistic meta:table-count="0" meta:image-count="0" meta:object-count="0" meta:page-count="5" meta:paragraph-count="16" meta:word-count="1216" meta:character-count="8416"/>
  </office:meta>
</office:document-meta>
</file>